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FD811EF5B46CCDA9.png" manifest:media-type="image/png"/>
  <manifest:file-entry manifest:full-path="Pictures/100000000000016E000000E34817BD8FC7C80D9F.png" manifest:media-type="image/png"/>
  <manifest:file-entry manifest:full-path="Pictures/100002010000093A000009C411976039C052DB8C.png" manifest:media-type="image/png"/>
  <manifest:file-entry manifest:full-path="Pictures/100000000000012C000002D38A07D267BA2341C6.png" manifest:media-type="image/png"/>
  <manifest:file-entry manifest:full-path="Pictures/10000000000002F700000132B5F4F35541FE156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25cm" fo:min-width="1.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25cm" fo:min-width="8.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25cm" fo:min-width="1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246cm" fo:min-width="0.06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146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0.146cm" fo:min-width="0cm" fo:padding-top="0.175cm" fo:padding-bottom="0.175cm" fo:padding-left="0.3cm" fo:padding-right="0.3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6.65cm" fo:min-width="0.1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6.65cm" fo:min-width="4.8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6600" draw:marker-start-width="0.5cm" draw:marker-end-width="0.5cm" draw:fill-color="#00cccc" draw:textarea-horizontal-align="justify" draw:textarea-vertical-align="middle" draw:auto-grow-height="false" fo:min-height="1.5cm" fo:min-width="0.3cm" fo:padding-top="0.175cm" fo:padding-bottom="0.175cm" fo:padding-left="0.3cm" fo:padding-right="0.3cm"/>
    </style:style>
    <style:style style:name="gr1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draw:marker-start-width="0.8cm" draw:marker-end="Arrow" draw:marker-end-width="0.6cm" draw:fill="solid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dash" draw:stroke-dash="Ultrafine_20_Dashed" svg:stroke-width="0.2cm" draw:marker-start-width="0.8cm" draw:marker-end="Arrow" draw:marker-end-width="0.6cm" draw:fill="solid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3333" fo:font-size="14pt" fo:background-color="transparent" style:font-size-asian="14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fo:color="#ff3333" fo:font-size="14pt" fo:background-color="transparent" style:font-size-asian="14pt" style:font-size-complex="18pt"/>
    </style:style>
    <style:style style:name="P5" style:family="paragraph">
      <loext:graphic-properties draw:fill-color="#00cccc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ff3333" fo:font-size="14pt" fo:background-color="transparent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1cm" svg:x="5.201cm" svg:y="4.819cm">
          <draw:image xlink:href="Pictures/100000000000055600000300FD811EF5B46CCDA9.png" xlink:type="simple" xlink:show="embed" xlink:actuate="onLoad">
            <text:p/>
          </draw:image>
        </draw:frame>
        <draw:custom-shape draw:style-name="gr2" draw:text-style-name="P2" draw:layer="layout" svg:width="2.3cm" svg:height="0.6cm" svg:x="5.9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7cm" svg:height="0.6cm" svg:x="8.5cm" svg:y="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0.6cm" svg:x="22.2cm" svg:y="4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cm" svg:x="5.8cm" svg:y="3.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cm" svg:height="0.7cm" svg:x="8.5cm" svg:y="3.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cm" svg:height="0.7cm" svg:x="22.2cm" svg:y="3.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cm" svg:height="0.7cm" svg:x="5.8cm" svg:y="3.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7cm" svg:x="10.7cm" svg:y="6.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7cm" svg:x="5.5cm" svg:y="6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7cm" svg:x="22.3cm" svg:y="9.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8" draw:text-style-name="P2" draw:layer="layout" svg:width="12.909cm" svg:height="8.006cm" svg:x="8.458cm" svg:y="6.5cm">
          <draw:image xlink:href="Pictures/100000000000016E000000E34817BD8FC7C80D9F.png" xlink:type="simple" xlink:show="embed" xlink:actuate="onLoad">
            <text:p/>
          </draw:image>
        </draw:frame>
        <draw:custom-shape draw:style-name="gr9" draw:text-style-name="P4" draw:layer="layout" svg:width="0.8cm" svg:height="0.7cm" svg:x="8.401cm" svg:y="6.601cm">
          <text:p text:style-name="P1"><text:span text:style-name="T1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cm" svg:height="7cm" svg:x="8.4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cm" svg:height="7cm" svg:x="9.3cm" svg:y="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7cm" svg:x="14.9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7cm" svg:x="9.602cm" svg:y="6.602cm">
          <text:p text:style-name="P1"><text:span text:style-name="T1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7cm" svg:x="14.802cm" svg:y="6.602cm">
          <text:p text:style-name="P1"><text:span text:style-name="T1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2" draw:layer="layout" svg:width="7.883cm" svg:height="18.999cm" svg:x="10.8cm" svg:y="1.201cm">
          <draw:image xlink:href="Pictures/100000000000012C000002D38A07D267BA2341C6.png" xlink:type="simple" xlink:show="embed" xlink:actuate="onLoad">
            <text:p/>
          </draw:image>
        </draw:frame>
        <draw:custom-shape draw:style-name="gr7" draw:text-style-name="P4" draw:layer="layout" svg:width="0.8cm" svg:height="0.7cm" svg:x="11.802cm" svg:y="18.602cm">
          <text:p text:style-name="P1"><text:span text:style-name="T1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7cm" svg:x="14.203cm" svg:y="18.603cm">
          <text:p text:style-name="P1"><text:span text:style-name="T1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7cm" svg:x="16.803cm" svg:y="18.603cm">
          <text:p text:style-name="P1"><text:span text:style-name="T1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8" draw:text-style-name="P2" draw:layer="layout" svg:width="13.8cm" svg:height="5.563cm" svg:x="8.9cm" svg:y="7.384cm">
          <draw:image xlink:href="Pictures/10000000000002F700000132B5F4F35541FE1568.jpg" xlink:type="simple" xlink:show="embed" xlink:actuate="onLoad">
            <text:p/>
          </draw:image>
        </draw:frame>
        <draw:custom-shape draw:style-name="gr12" draw:text-style-name="P5" draw:layer="layout" svg:width="1.6cm" svg:height="2cm" svg:x="12.9cm" svg:y="8.8cm">
          <text:p/>
          <draw:enhanced-geometry svg:viewBox="0 0 21600 21600" draw:text-areas="?f0 0 ?f2 ?f5" draw:type="down-arrow" draw:modifiers="13191.0044977511 5518.051217988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frame draw:style-name="gr13" draw:text-style-name="P1" draw:layer="layout" svg:width="6.942cm" svg:height="7.347cm" svg:x="16.4cm" svg:y="2.5cm">
          <draw:image xlink:href="Pictures/100002010000093A000009C411976039C052DB8C.png" xlink:type="simple" xlink:show="embed" xlink:actuate="onLoad">
            <text:p/>
          </draw:image>
        </draw:frame>
        <draw:frame draw:style-name="gr8" draw:text-style-name="P2" draw:layer="layout" svg:width="6.675cm" svg:height="2.691cm" svg:x="5.125cm" svg:y="5.7cm">
          <draw:image xlink:href="Pictures/10000000000002F700000132B5F4F35541FE1568.jpg" xlink:type="simple" xlink:show="embed" xlink:actuate="onLoad">
            <text:p/>
          </draw:image>
        </draw:frame>
        <draw:line draw:style-name="gr14" draw:text-style-name="P6" draw:layer="layout" svg:x1="18.8cm" svg:y1="6.8cm" svg:x2="11.7cm" svg:y2="6.8cm">
          <text:p/>
        </draw:line>
        <draw:line draw:style-name="gr15" draw:text-style-name="P6" draw:layer="layout" svg:x1="11.75cm" svg:y1="7.7cm" svg:x2="18.8cm" svg:y2="7.8cm">
          <text:p/>
        </draw:line>
        <draw:custom-shape draw:style-name="gr16" draw:text-style-name="P2" draw:layer="layout" svg:width="1cm" svg:height="1cm" svg:x="14.3cm" svg:y="5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1cm" svg:x="14.3cm" svg:y="8cm">
          <text:p text:style-name="P1">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0T12:55:59.259029649</dc:date>
    <meta:editing-duration>PT40M30S</meta:editing-duration>
    <meta:editing-cycles>6</meta:editing-cycles>
    <meta:generator>LibreOffice/5.1.6.2$Linux_X86_64 LibreOffice_project/10m0$Build-2</meta:generator>
    <meta:document-statistic meta:object-count="30"/>
  </office:meta>
</office:document-meta>
</file>